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round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14.236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17cm"/>
    </style:style>
    <style:style style:name="pr2" style:family="presentation" style:parent-style-name="Default-subtitle">
      <style:graphic-properties draw:fill-color="#ffffff" draw:auto-grow-height="true" fo:min-height="2.08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917cm"/>
    </style:style>
    <style:style style:name="pr5" style:family="presentation" style:parent-style-name="Default-outline1">
      <style:graphic-properties fo:min-height="11.533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.6000003814697pt"/>
    </style:style>
    <style:style style:name="P3" style:family="paragraph">
      <style:paragraph-properties fo:text-align="center"/>
      <style:text-properties fo:font-size="15pt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892cm" svg:height="4.572cm" svg:x="1.778cm" svg:y="4.57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45cm" svg:height="2.917cm" svg:x="1.397cm" svg:y="5.08cm" presentation:class="title" presentation:user-transformed="true">
          <draw:text-box>
            <text:p>Learner language and language learning: Chapter eighteen</text:p>
          </draw:text-box>
        </draw:frame>
        <draw:frame presentation:style-name="pr2" draw:text-style-name="P2" draw:layer="layout" svg:width="25.145cm" svg:height="2.084cm" svg:x="1.397cm" svg:y="11.176cm" presentation:class="subtitle" presentation:user-transformed="true">
          <draw:text-box>
            <text:p text:style-name="P2">Some methods of analysis in IL studies</text:p>
          </draw:text-box>
        </draw:frame>
        <draw:frame draw:style-name="gr2" draw:text-style-name="P3" draw:layer="layout" svg:width="14.736cm" svg:height="0.839cm" svg:x="6.807cm" svg:y="7.997cm">
          <draw:text-box>
            <text:p text:style-name="P3">Claus Færch, Kirsten Haastrup &amp; Robert Phillipson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45cm" svg:height="2.917cm" svg:x="1.397cm" svg:y="0.696cm" presentation:class="title" presentation:user-transformed="true">
          <draw:text-box>
            <text:p text:style-name="P4">Glossary</text:p>
          </draw:text-box>
        </draw:frame>
        <draw:frame presentation:style-name="pr5" draw:layer="layout" svg:width="25.145cm" svg:height="11.533cm" svg:x="1.397cm" svg:y="4.089cm" presentation:class="outline">
          <draw:text-box>
            <text:list text:style-name="L4">
              <text:list-item>
                <text:p>IL – Interlanguage</text:p>
              </text:list-item>
              <text:list-item>
                <text:p>L1 – Native language</text:p>
              </text:list-item>
              <text:list-item>
                <text:p>L2 – Secondary langu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fo:font-family="Arial" style:font-family-generic="roman" style:font-pitch="variable" fo:font-size="26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2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6.5999984741211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17.4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5.628cm" svg:x="1cm" svg:y="3.458cm"/>
      <draw:page-thumbnail draw:layer="backgroundobjects" svg:width="8.999cm" svg:height="5.628cm" svg:x="1cm" svg:y="12.034cm"/>
      <draw:page-thumbnail draw:layer="backgroundobjects" svg:width="8.999cm" svg:height="5.628cm" svg:x="1cm" svg:y="20.61cm"/>
      <draw:page-thumbnail draw:layer="backgroundobjects" svg:width="8.999cm" svg:height="5.628cm" svg:x="11cm" svg:y="3.458cm"/>
      <draw:page-thumbnail draw:layer="backgroundobjects" svg:width="8.999cm" svg:height="5.628cm" svg:x="11cm" svg:y="12.034cm"/>
      <draw:page-thumbnail draw:layer="backgroundobjects" svg:width="8.999cm" svg:height="5.628cm" svg:x="11cm" svg:y="20.61cm"/>
    </style:handout-master>
    <style:master-page style:name="Default" style:page-layout-name="PM1" draw:style-name="Mdp1">
      <draw:frame presentation:style-name="Default-title" draw:layer="backgroundobjects" svg:width="25.145cm" svg:height="2.917cm" svg:x="1.397cm" svg:y="0.696cm" presentation:class="title" presentation:placeholder="true">
        <draw:text-box/>
      </draw:frame>
      <draw:frame presentation:style-name="Default-outline1" draw:layer="backgroundobjects" svg:width="25.145cm" svg:height="11.533cm" svg:x="1.397cm" svg:y="4.089cm" presentation:class="outline" presentation:placeholder="true">
        <draw:text-box/>
      </draw:frame>
      <draw:frame presentation:style-name="Mpr1" draw:text-style-name="MP1" draw:layer="backgroundobjects" svg:width="6.509cm" svg:height="1.205cm" svg:x="1.397cm" svg:y="15.91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56cm" svg:height="1.205cm" svg:x="9.555cm" svg:y="15.91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09cm" svg:height="1.205cm" svg:x="20.032cm" svg:y="15.919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ers Licht</meta:initial-creator>
    <meta:creation-date>2024-09-25T14:35:31.12</meta:creation-date>
    <meta:editing-duration>PT34S</meta:editing-duration>
    <meta:editing-cycles>2</meta:editing-cycles>
    <dc:date>2024-09-25T15:01:46.54</dc:date>
    <dc:creator>Anders Licht</dc:creator>
    <meta:document-statistic meta:object-count="31"/>
    <meta:generator>OpenOffice/4.1.15$Win32 OpenOffice.org_project/4115m2$Build-9813</meta:generator>
  </office:meta>
</office:document-meta>
</file>